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133.54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2"/>
        <table:table-column table:style-name="co1" table:number-columns-repeated="3" table:default-cell-style-name="ce1"/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LICZBA WĄTKÓW</text:p>
          </table:table-cell>
          <table:table-cell office:value-type="string" calcext:value-type="string">
            <text:p>LICZBA MIAST</text:p>
          </table:table-cell>
          <table:table-cell office:value-type="string" calcext:value-type="string">
            <text:p>WIELKOŚĆ POPULACJI</text:p>
          </table:table-cell>
          <table:table-cell office:value-type="string" calcext:value-type="string">
            <text:p>LICZBA POKOLEŃ</text:p>
          </table:table-cell>
          <table:table-cell/>
          <table:table-cell table:style-name="ce1" office:value-type="string" calcext:value-type="string">
            <text:p>CZAS WYKONANI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85526" calcext:value-type="float">
            <text:p>1685526</text:p>
          </table:table-cell>
          <table:table-cell office:value-type="string" calcext:value-type="string">
            <text:p>11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11701" calcext:value-type="float">
            <text:p>1411701</text:p>
          </table:table-cell>
          <table:table-cell office:value-type="string" calcext:value-type="string">
            <text:p>11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73483" calcext:value-type="float">
            <text:p>1373483</text:p>
          </table:table-cell>
          <table:table-cell office:value-type="string" calcext:value-type="string">
            <text:p>11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60702" calcext:value-type="float">
            <text:p>1360702</text:p>
          </table:table-cell>
          <table:table-cell office:value-type="string" calcext:value-type="string">
            <text:p>11-8</text:p>
          </table:table-cell>
          <table:table-cell table:number-columns-repeated="2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3504041" calcext:value-type="float">
            <text:p>73504041</text:p>
          </table:table-cell>
          <table:table-cell office:value-type="string" calcext:value-type="string">
            <text:p>31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945947" calcext:value-type="float">
            <text:p>41945947</text:p>
          </table:table-cell>
          <table:table-cell office:value-type="string" calcext:value-type="string">
            <text:p>31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070634" calcext:value-type="float">
            <text:p>27070634</text:p>
          </table:table-cell>
          <table:table-cell office:value-type="string" calcext:value-type="string">
            <text:p>31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775216" calcext:value-type="float">
            <text:p>25775216</text:p>
          </table:table-cell>
          <table:table-cell office:value-type="string" calcext:value-type="string">
            <text:p>31-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20926" calcext:value-type="float">
            <text:p>4020926</text:p>
          </table:table-cell>
          <table:table-cell office:value-type="string" calcext:value-type="string">
            <text:p>33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03909" calcext:value-type="float">
            <text:p>3303909</text:p>
          </table:table-cell>
          <table:table-cell office:value-type="string" calcext:value-type="string">
            <text:p>33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31004" calcext:value-type="float">
            <text:p>3131004</text:p>
          </table:table-cell>
          <table:table-cell office:value-type="string" calcext:value-type="string">
            <text:p>33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79381" calcext:value-type="float">
            <text:p>3179381</text:p>
          </table:table-cell>
          <table:table-cell office:value-type="string" calcext:value-type="string">
            <text:p>33-8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145557350" calcext:value-type="float">
            <text:p>145557350</text:p>
          </table:table-cell>
          <table:table-cell office:value-type="string" calcext:value-type="string">
            <text:p>32-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85992390" calcext:value-type="float">
            <text:p>85992390</text:p>
          </table:table-cell>
          <table:table-cell office:value-type="string" calcext:value-type="string">
            <text:p>32-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71970985" calcext:value-type="float">
            <text:p>71970985</text:p>
          </table:table-cell>
          <table:table-cell office:value-type="string" calcext:value-type="string">
            <text:p>32-4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54755121" calcext:value-type="float">
            <text:p>54755121</text:p>
          </table:table-cell>
          <table:table-cell office:value-type="string" calcext:value-type="string">
            <text:p>32-8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  <table:table-cell table:style-name="ce1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gadawski </meta:initial-creator>
    <meta:creation-date>2015-12-01T10:02:22.655133162</meta:creation-date>
    <dc:date>2015-12-01T11:19:28.110987157</dc:date>
    <dc:creator>lgadawski </dc:creator>
    <meta:editing-duration>PT31M44S</meta:editing-duration>
    <meta:editing-cycles>4</meta:editing-cycles>
    <meta:generator>LibreOffice/4.4.3.2$Linux_X86_64 LibreOffice_project/40m0$Build-2</meta:generator>
    <meta:document-statistic meta:table-count="1" meta:cell-count="101" meta:object-count="0"/>
  </office:meta>
</office:document-meta>
</file>